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35cm" draw:marker-end-width="0.35cm" draw:fill="solid" draw:fill-color="#666666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0.255cm" svg:height="4.451cm" svg:x="3.343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345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599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601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856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858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113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115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37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372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626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628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885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4.887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141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143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398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4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655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657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912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5.914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168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17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424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426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681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683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937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6.939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195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197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451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453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708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71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966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7.968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8.223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6cm" svg:height="4.451cm" svg:x="8.224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8.479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8.481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8.737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6cm" svg:height="4.451cm" svg:x="8.738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8.993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8.995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0.25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0.252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6cm" svg:height="4.451cm" svg:x="0.506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0.508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0.763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0.765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6cm" svg:height="4.451cm" svg:x="1.02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022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277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279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533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535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792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1.794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048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05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305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307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562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564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819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2.821cm" svg:y="4.699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075cm" svg:y="0.25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0.255cm" svg:height="4.451cm" svg:x="3.077cm" svg:y="4.699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.1cm" fo:margin-left="0cm" fo:margin-right="0cm" fo:page-width="9.5cm" fo:page-height="9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8T13:17:36.216001341</meta:creation-date>
    <dc:date>2017-08-18T13:26:28.069660244</dc:date>
    <meta:editing-duration>P0D</meta:editing-duration>
    <meta:editing-cycles>1</meta:editing-cycles>
    <meta:document-statistic meta:object-count="71"/>
    <meta:generator>LibreOffice/4.2.8.2$Linux_X86_64 LibreOffice_project/420m0$Build-2</meta:generator>
  </office:meta>
</office:document-meta>
</file>